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001f5f" officeooo:paragraph-rsid="00126528"/>
    </style:style>
    <style:style style:name="P2" style:family="paragraph" style:parent-style-name="Heading_20_1">
      <style:text-properties fo:color="#001f5f" officeooo:rsid="0013b395" officeooo:paragraph-rsid="0013b395"/>
    </style:style>
    <style:style style:name="P3" style:family="paragraph" style:parent-style-name="Heading_20_1">
      <style:text-properties officeooo:paragraph-rsid="00126528"/>
    </style:style>
    <style:style style:name="P4" style:family="paragraph" style:parent-style-name="Heading_20_1">
      <style:text-properties officeooo:paragraph-rsid="0012dc11"/>
    </style:style>
    <style:style style:name="P5" style:family="paragraph" style:parent-style-name="Heading_20_1">
      <style:text-properties officeooo:paragraph-rsid="0013b395"/>
    </style:style>
    <style:style style:name="P6" style:family="paragraph" style:parent-style-name="Heading_20_1">
      <style:text-properties officeooo:paragraph-rsid="0013f173"/>
    </style:style>
    <style:style style:name="P7" style:family="paragraph" style:parent-style-name="Heading_20_1">
      <style:text-properties officeooo:paragraph-rsid="0014d474"/>
    </style:style>
    <style:style style:name="P8" style:family="paragraph" style:parent-style-name="Heading_20_1">
      <style:paragraph-properties fo:margin-left="0.18cm" fo:margin-right="14.155cm" fo:margin-top="0.194cm" fo:margin-bottom="0cm" loext:contextual-spacing="false" fo:line-height="120%" fo:text-indent="0cm" style:auto-text-indent="false"/>
      <style:text-properties officeooo:paragraph-rsid="00126528"/>
    </style:style>
    <style:style style:name="P9" style:family="paragraph" style:parent-style-name="Heading_20_1">
      <style:paragraph-properties fo:margin-left="0cm" fo:margin-right="0.713cm" fo:line-height="105%" fo:text-align="justify" style:justify-single-word="false" fo:text-indent="0cm" style:auto-text-indent="false"/>
      <style:text-properties officeooo:paragraph-rsid="0013f173"/>
    </style:style>
    <style:style style:name="P10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style:font-name="Arial" fo:font-size="13pt" fo:font-weight="bold" officeooo:paragraph-rsid="00126528" style:font-size-asian="13pt" style:font-weight-asian="bold"/>
    </style:style>
    <style:style style:name="P11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style:font-name="Arial" fo:font-size="12.5pt" fo:font-weight="bold" officeooo:paragraph-rsid="00126528" style:font-size-asian="12.5pt" style:font-weight-asian="bold"/>
    </style:style>
    <style:style style:name="P12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officeooo:paragraph-rsid="00126528"/>
    </style:style>
    <style:style style:name="P13" style:family="paragraph" style:parent-style-name="Text_20_body">
      <style:paragraph-properties fo:margin-left="0.18cm" fo:margin-right="0cm" fo:text-indent="0cm" style:auto-text-indent="false"/>
      <style:text-properties fo:color="#001f5f" officeooo:paragraph-rsid="00126528"/>
    </style:style>
    <style:style style:name="P14" style:family="paragraph" style:parent-style-name="Text_20_body">
      <style:paragraph-properties fo:margin-left="0.18cm" fo:margin-right="0.713cm" fo:line-height="105%" fo:text-align="justify" style:justify-single-word="false" fo:text-indent="0cm" style:auto-text-indent="false"/>
      <style:text-properties officeooo:paragraph-rsid="00126528"/>
    </style:style>
    <style:style style:name="P15" style:family="paragraph" style:parent-style-name="Text_20_body">
      <style:paragraph-properties fo:margin-left="0.18cm" fo:margin-right="0.713cm" fo:line-height="105%" fo:text-align="justify" style:justify-single-word="false" fo:text-indent="0cm" style:auto-text-indent="false"/>
      <style:text-properties fo:color="#001f5f" fo:font-size="12pt" fo:font-weight="bold" officeooo:rsid="00126528" officeooo:paragraph-rsid="00126528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18cm" fo:margin-right="0cm" fo:text-indent="0cm" style:auto-text-indent="false"/>
      <style:text-properties fo:color="#000000" officeooo:rsid="00126528" officeooo:paragraph-rsid="00126528" style:text-scale="95%"/>
    </style:style>
    <style:style style:name="P17" style:family="paragraph" style:parent-style-name="Text_20_body">
      <style:paragraph-properties fo:margin-left="0cm" fo:margin-right="0cm" fo:line-height="105%" fo:text-align="justify" style:justify-single-word="false" fo:text-indent="0cm" style:auto-text-indent="false"/>
      <style:text-properties fo:color="#001f5f" fo:font-weight="bold" officeooo:paragraph-rsid="00126528" style:font-weight-asian="bold" style:font-weight-complex="bold"/>
    </style:style>
    <style:style style:name="P18" style:family="paragraph" style:parent-style-name="Text_20_body">
      <style:paragraph-properties fo:margin-left="0cm" fo:margin-right="0cm" fo:line-height="105%" fo:text-align="justify" style:justify-single-word="false" fo:text-indent="0cm" style:auto-text-indent="false"/>
      <style:text-properties fo:font-weight="bold" officeooo:paragraph-rsid="00126528" style:font-weight-asian="bold" style:font-weight-complex="bold"/>
    </style:style>
    <style:style style:name="P19" style:family="paragraph" style:parent-style-name="Text_20_body">
      <style:paragraph-properties fo:margin-left="0cm" fo:margin-right="0cm" fo:line-height="105%" fo:text-align="justify" style:justify-single-word="false" fo:text-indent="0cm" style:auto-text-indent="false"/>
      <style:text-properties officeooo:rsid="0014d474" officeooo:paragraph-rsid="0014d474"/>
    </style:style>
    <style:style style:name="P20" style:family="paragraph" style:parent-style-name="Heading_20_1" style:master-page-name="Standard">
      <style:paragraph-properties fo:margin-left="0.18cm" fo:margin-right="14.155cm" fo:margin-top="0.194cm" fo:margin-bottom="0cm" loext:contextual-spacing="false" fo:line-height="120%" fo:text-indent="0cm" style:auto-text-indent="false" style:page-number="1"/>
      <style:text-properties officeooo:paragraph-rsid="00126528"/>
    </style:style>
    <style:style style:name="P21" style:family="paragraph" style:parent-style-name="Heading_20_1">
      <style:text-properties fo:color="#001f5f" officeooo:paragraph-rsid="00126528"/>
    </style:style>
    <style:style style:name="P22" style:family="paragraph" style:parent-style-name="Heading_20_1">
      <style:text-properties fo:color="#000000" fo:font-weight="normal" officeooo:rsid="0013b395" officeooo:paragraph-rsid="0012dc11" style:font-weight-asian="normal" style:font-weight-complex="normal"/>
    </style:style>
    <style:style style:name="P23" style:family="paragraph" style:parent-style-name="Heading_20_1">
      <style:text-properties fo:color="#000000" fo:font-weight="normal" officeooo:rsid="0013b395" officeooo:paragraph-rsid="0013b395" style:font-weight-asian="normal" style:font-weight-complex="normal"/>
    </style:style>
    <style:style style:name="P24" style:family="paragraph" style:parent-style-name="Heading_20_1">
      <style:text-properties fo:color="#000000" fo:font-weight="normal" officeooo:rsid="0013b395" officeooo:paragraph-rsid="0014d474" style:font-weight-asian="normal" style:font-weight-complex="normal"/>
    </style:style>
    <style:style style:name="P25" style:family="paragraph" style:parent-style-name="Heading_20_1">
      <style:text-properties fo:color="#000000" fo:font-weight="normal" officeooo:rsid="0013b395" officeooo:paragraph-rsid="0013f173" style:font-weight-asian="normal" style:font-weight-complex="normal"/>
    </style:style>
    <style:style style:name="P26" style:family="paragraph" style:parent-style-name="Heading_20_1">
      <style:text-properties fo:color="#000000" fo:font-weight="bold" officeooo:rsid="0013b395" officeooo:paragraph-rsid="0013b395" style:font-weight-asian="bold" style:font-weight-complex="bold"/>
    </style:style>
    <style:style style:name="P27" style:family="paragraph" style:parent-style-name="Heading_20_1">
      <style:text-properties fo:color="#000000" fo:font-weight="bold" officeooo:rsid="0013b395" officeooo:paragraph-rsid="0013f173" style:font-weight-asian="bold" style:font-weight-complex="bold"/>
    </style:style>
    <style:style style:name="T1" style:family="text">
      <style:text-properties fo:color="#001f5f"/>
    </style:style>
    <style:style style:name="T2" style:family="text">
      <style:text-properties fo:color="#001f5f" style:font-name="Arial" fo:letter-spacing="-0.002cm" fo:font-weight="bold" style:font-weight-asian="bold"/>
    </style:style>
    <style:style style:name="T3" style:family="text">
      <style:text-properties fo:color="#001f5f" style:font-name="Arial" fo:letter-spacing="-0.002cm" fo:font-weight="bold" officeooo:rsid="00126528" style:font-weight-asian="bold"/>
    </style:style>
    <style:style style:name="T4" style:family="text">
      <style:text-properties fo:color="#001f5f" style:font-name="Arial" fo:letter-spacing="-0.002cm" fo:font-weight="bold" officeooo:rsid="00162be4" style:font-weight-asian="bold"/>
    </style:style>
    <style:style style:name="T5" style:family="text">
      <style:text-properties fo:color="#001f5f" style:font-name="Arial" fo:font-weight="bold" style:font-weight-asian="bold"/>
    </style:style>
    <style:style style:name="T6" style:family="text">
      <style:text-properties fo:color="#001f5f" style:font-name="Arial" fo:font-weight="bold" officeooo:rsid="0013f173" style:font-weight-asian="bold"/>
    </style:style>
    <style:style style:name="T7" style:family="text">
      <style:text-properties fo:color="#001f5f" style:font-name="Arial" fo:font-weight="bold" officeooo:rsid="00126528" style:font-name-asian="Arial1" style:font-weight-asian="bold" style:font-name-complex="Arial1" style:font-weight-complex="bold"/>
    </style:style>
    <style:style style:name="T8" style:family="text">
      <style:text-properties fo:color="#001f5f" style:font-name="Arial" fo:font-weight="bold" officeooo:rsid="0012dc11" style:font-name-asian="Arial1" style:font-weight-asian="bold" style:font-name-complex="Arial1" style:font-weight-complex="bold"/>
    </style:style>
    <style:style style:name="T9" style:family="text">
      <style:text-properties fo:color="#001f5f" style:font-name="Arial" fo:font-weight="bold" officeooo:rsid="0013f173" style:font-name-asian="Arial1" style:font-weight-asian="bold" style:font-name-complex="Arial1" style:font-weight-complex="bold"/>
    </style:style>
    <style:style style:name="T10" style:family="text">
      <style:text-properties fo:color="#001f5f" officeooo:rsid="00126528"/>
    </style:style>
    <style:style style:name="T11" style:family="text">
      <style:text-properties fo:color="#001f5f" officeooo:rsid="0012dc11"/>
    </style:style>
    <style:style style:name="T12" style:family="text">
      <style:text-properties fo:color="#001f5f" fo:font-weight="bold" officeooo:rsid="0013b395" style:font-weight-asian="bold" style:font-weight-complex="bold"/>
    </style:style>
    <style:style style:name="T13" style:family="text">
      <style:text-properties fo:color="#001f5f" officeooo:rsid="0013b395"/>
    </style:style>
    <style:style style:name="T14" style:family="text">
      <style:text-properties fo:color="#001f5f" officeooo:rsid="00162be4"/>
    </style:style>
    <style:style style:name="T15" style:family="text">
      <style:text-properties style:text-scale="95%"/>
    </style:style>
    <style:style style:name="T16" style:family="text">
      <style:text-properties officeooo:rsid="00126528"/>
    </style:style>
    <style:style style:name="T17" style:family="text">
      <style:text-properties style:font-name="Arial" fo:font-weight="bold" style:font-weight-asian="bold" style:text-scale="95%"/>
    </style:style>
    <style:style style:name="T18" style:family="text">
      <style:text-properties fo:letter-spacing="0.041cm" style:text-scale="95%"/>
    </style:style>
    <style:style style:name="T19" style:family="text">
      <style:text-properties fo:color="#000000" style:text-scale="95%"/>
    </style:style>
    <style:style style:name="T20" style:family="text">
      <style:text-properties fo:color="#000000" officeooo:rsid="00126528" style:text-scale="95%"/>
    </style:style>
    <style:style style:name="T21" style:family="text">
      <style:text-properties fo:color="#000000" style:font-name="Arial" fo:font-weight="normal" officeooo:rsid="0013f173" style:font-name-asian="Arial1" style:font-weight-asian="normal" style:font-name-complex="Arial1" style:font-weight-complex="normal"/>
    </style:style>
    <style:style style:name="T22" style:family="text">
      <style:text-properties fo:color="#000000" style:font-name="Arial" fo:font-weight="normal" officeooo:rsid="0017ea80" style:font-name-asian="Arial1" style:font-weight-asian="normal" style:font-name-complex="Arial1" style:font-weight-complex="normal"/>
    </style:style>
    <style:style style:name="T23" style:family="text">
      <style:text-properties fo:color="#000000" style:font-name="Arial" fo:font-weight="normal" officeooo:rsid="0019806d" style:font-name-asian="Arial1" style:font-weight-asian="normal" style:font-name-complex="Arial1" style:font-weight-complex="normal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fo:font-weight="normal" officeooo:rsid="0013b395" style:font-weight-asian="normal" style:font-weight-complex="normal"/>
    </style:style>
    <style:style style:name="T26" style:family="text">
      <style:text-properties fo:color="#000000" fo:font-weight="normal" officeooo:rsid="0012dc11" style:font-weight-asian="normal" style:font-weight-complex="normal"/>
    </style:style>
    <style:style style:name="T27" style:family="text">
      <style:text-properties fo:color="#000000" fo:font-weight="normal" officeooo:rsid="0013f173" style:font-weight-asian="normal" style:font-weight-complex="normal"/>
    </style:style>
    <style:style style:name="T28" style:family="text">
      <style:text-properties fo:color="#000000" fo:font-weight="normal" officeooo:rsid="0014d474" style:font-weight-asian="normal" style:font-weight-complex="normal"/>
    </style:style>
    <style:style style:name="T29" style:family="text">
      <style:text-properties fo:color="#000000" fo:font-weight="normal" officeooo:rsid="0017ea80" style:font-weight-asian="normal" style:font-weight-complex="normal"/>
    </style:style>
    <style:style style:name="T30" style:family="text">
      <style:text-properties fo:color="#000000" fo:font-weight="normal" officeooo:rsid="0019806d" style:font-weight-asian="normal" style:font-weight-complex="normal"/>
    </style:style>
    <style:style style:name="T31" style:family="text">
      <style:text-properties officeooo:rsid="0017ea80"/>
    </style:style>
    <style:style style:name="T32" style:family="text">
      <style:text-properties officeooo:rsid="001980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">Versión</text:span><text:span text:style-name="T10">1</text:span><text:span text:style-name="T1">.0</text:span></text:h>
      <text:h text:style-name="P8" text:outline-level="1"><text:span text:style-name="T10">3</text:span><text:span text:style-name="T14">1</text:span><text:span text:style-name="T1">/0</text:span><text:span text:style-name="T10">8/</text:span><text:span text:style-name="T1">2024</text:span></text:h>
      <text:p text:style-name="P10"/>
      <text:p text:style-name="P12"><text:span text:style-name="T2"><text:s/></text:span><text:span text:style-name="T4">Historia de Usuario</text:span><text:span text:style-name="T2"> 1.1 – </text:span><text:span text:style-name="T3">Registro e inicio de sesión por parte del usuario</text:span></text:p>
      <text:p text:style-name="P11"/>
      <text:h text:style-name="P1" text:outline-level="1">Descripción:</text:h>
      <text:h text:style-name="P1" text:outline-level="1"/>
      <text:h text:style-name="P3" text:outline-level="1"><text:span text:style-name="T10">Se requiere registrar e ingresar al usuario hacia </text:span><text:span text:style-name="T7">la</text:span><text:span text:style-name="T10"> plataforma para poder efectuar procesos posteriores, por ende el mismo usuario debe de contar con credenciales establecidas y válidas.</text:span></text:h>
      <text:h text:style-name="P1" text:outline-level="1"/>
      <text:p text:style-name="P13"><text:span text:style-name="T17">Como</text:span><text:span text:style-name="T15">:</text:span><text:span text:style-name="T18"> </text:span><text:span text:style-name="T19">USUAR</text:span><text:span text:style-name="T20">IO (ESTUDIANTE).</text:span></text:p>
      <text:p text:style-name="P16"/>
      <text:p text:style-name="P14"><text:span text:style-name="T5">Quiero: </text:span><text:span text:style-name="T16">Acceder a la plataforma a través de un usuario y contraseña ya establecidos. En caso de aún no contar con credenciales válidas que existan en la base de datos, debe permitirle al usuario llegar a la creación de las mismas para que pueda efectuar el login.</text:span></text:p>
      <text:p text:style-name="P14"/>
      <text:p text:style-name="P15">Para: <text:span text:style-name="T24">Tener acceso al servicio de la plataforma, la cual le permitirá reservar un laboratorio para efectuar una correspondiente práctica.</text:span></text:p>
      <text:h text:style-name="P1" text:outline-level="1"/>
      <text:h text:style-name="P3" text:outline-level="1"><text:span text:style-name="T1">Criterio de aceptación 1 – </text:span><text:span text:style-name="T9">En el</text:span><text:span text:style-name="T8"> proceso de inscripción </text:span><text:span text:style-name="T9">a la plataforma</text:span><text:span text:style-name="T8">, el correo del </text:span><text:span text:style-name="T9">potencial usuario(interesado)</text:span><text:span text:style-name="T8"> contener el dominio “@upc.edu.co” o “@unipiloto.edu.co”</text:span><text:span text:style-name="T1">.</text:span></text:h>
      <text:h text:style-name="P1" text:outline-level="1"/>
      <text:h text:style-name="P4" text:outline-level="1"><text:span text:style-name="T11">Dado: </text:span><text:span text:style-name="T26">Que </text:span><text:span text:style-name="T25">realizar la verificación frente a estos </text:span><text:span text:style-name="T26">dominios </text:span><text:span text:style-name="T25">se va a asegurar que el </text:span><text:span text:style-name="T21">interesado</text:span><text:span text:style-name="T25"> sea miembro adjunto de la universidad Piloto de Colombia, ya sea como estudiante o como trabajador.</text:span></text:h>
      <text:h text:style-name="P22" text:outline-level="1"/>
      <text:h text:style-name="P5" text:outline-level="1"><text:span text:style-name="T12">Cuando: </text:span><text:span text:style-name="T25">El </text:span><text:span text:style-name="T21">interesado</text:span><text:span text:style-name="T25"> esté llevando a cabo el proceso de inscripción.</text:span></text:h>
      <text:h text:style-name="P23" text:outline-level="1"/>
      <text:h text:style-name="P26" text:outline-level="1"/>
      <text:h text:style-name="P2" text:outline-level="1">Entonces: <text:span text:style-name="T24">Se llevará a cabo la creación de las credenciales en la base de datos de manera , donde </text:span><text:span text:style-name="T27">las identificación del interesado será un usuario</text:span><text:span text:style-name="T24"> </text:span><text:span text:style-name="T27">que </text:span><text:span text:style-name="T24">corresponderá al correo otorgado y una contraseña generada aleatoriamente que le permitirá al </text:span><text:span text:style-name="T27">ya creado </text:span><text:span text:style-name="T24">usuario acceder a la plataforma. </text:span><text:span text:style-name="T28">Adicionalmente deberá llenar los campos de nombre, carrera, semestre, número de identidad</text:span><text:span text:style-name="T29"> (haciendo referencia a la cédula)</text:span><text:span text:style-name="T28"> y número de contacto, los cuales serán enviados a la base de datos </text:span><text:span text:style-name="T29">al darle click al botón “Register”</text:span></text:h>
      <text:h text:style-name="P23" text:outline-level="1"/>
      <text:h text:style-name="P6" text:outline-level="1"><text:span text:style-name="T5">Criterio de aceptación </text:span><text:span text:style-name="T6">2</text:span><text:span text:style-name="T5"> – </text:span><text:span text:style-name="T9">El usuario debe ser capaz de iniciar sesión en la plataforma con credenciales ya existentes en la base de datos</text:span><text:span text:style-name="T5">.</text:span></text:h>
      <text:p text:style-name="P14"/>
      <text:h text:style-name="P7" text:outline-level="1"><text:span text:style-name="T11">Dado: </text:span><text:span text:style-name="T26">Que </text:span><text:span text:style-name="T27">al haber efectuado ya el proceso de inscripción, el usuario se encuentra con los insumos necesarios para realizar el </text:span><text:span text:style-name="T22">Sign In</text:span><text:span text:style-name="T27">.</text:span></text:h>
      <text:h text:style-name="P24" text:outline-level="1"/>
      <text:h text:style-name="P7" text:outline-level="1"><text:span text:style-name="T12">Cuando: </text:span><text:span text:style-name="T21">El usuario quiera iniciar sesión en la plataforma y de clic al botón “</text:span><text:span text:style-name="T22">Sign in</text:span><text:span text:style-name="T21">”</text:span><text:span text:style-name="T25">.</text:span></text:h>
      <text:h text:style-name="P25" text:outline-level="1"/>
      <text:h text:style-name="P27" text:outline-level="1"/>
      <text:h text:style-name="P9" text:outline-level="1"><text:soft-page-break/><text:span text:style-name="T13">Entonces: </text:span><text:span text:style-name="T25">Se llevará a cabo la </text:span><text:span text:style-name="T21">verificación</text:span><text:span text:style-name="T25"> </text:span><text:span text:style-name="T27">de la existencia de </text:span><text:span text:style-name="T25">las credenciales </text:span><text:span text:style-name="T27">ingresadas en los campos “</text:span><text:span text:style-name="T23">Email</text:span><text:span text:style-name="T27">” y “</text:span><text:span text:style-name="T23">Password</text:span><text:span text:style-name="T27">”, datos que serán enviados a comparar a la base de datos y en caso de coincidir, se le permitirá el acceso a la plataforma, de caso contrario, se le negará la entrada a la plataforma acompañado del mensaje “Usuario o contraseña incorrectas”</text:span></text:h>
      <text:p text:style-name="P17"/>
      <text:p text:style-name="P18">OBSERVACIÓN:</text:p>
      <text:p text:style-name="P19">Es de importancia tener en cuenta que los laboratoristas cuentan todos con una única cuenta por la cual accederán a la plataforma. Por ende, cuando estén realizando el proceso de inscripción, los campos de carrera, semestre, número de identificación y número de contacto serán nulos, solo contarían con el correo y la contraseña que será suministrada por el sistem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8cm" fo:margin-right="0cm" fo:text-indent="0cm" style:auto-text-indent="false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Default_20_Paragraph_20_Font" style:display-name="Default Paragraph Font" style:family="text"/>
    <style:style style:name="ui-provid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22:35:58.350758097</meta:creation-date>
    <dc:date>2024-08-31T17:59:24.593947882</dc:date>
    <meta:editing-duration>PT1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448" meta:character-count="2775" meta:non-whitespace-character-count="2341"/>
  </office:meta>
</office:document-meta>
</file>